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text-line-through-style="solid"/>
    </style:style>
    <style:style style:name="T5" style:family="text">
      <style:text-properties style:text-line-through-style="solid" style:font-name="Times New Roman"/>
    </style:style>
    <style:style style:name="T6" style:family="text">
      <style:text-properties style:text-line-through-style="none"/>
    </style:style>
    <style:style style:name="T7" style:family="text">
      <style:text-properties style:text-line-through-style="none" style:font-name="Times New Roman1"/>
    </style:style>
    <style:style style:name="T8" style:family="text">
      <style:text-properties style:text-line-through-style="none" style:font-name="Times New Roman"/>
    </style:style>
    <style:style style:name="T9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10" style:family="text">
      <style:text-properties style:text-line-through-style="none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9_10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March 1891</text:p>
      <text:p text:style-name="P2">Month<text:tab/><text:tab/><text:tab/><text:tab/><text:tab/><text:tab/>March</text:p>
      <text:p text:style-name="P2">Year<text:tab/><text:tab/><text:tab/><text:tab/><text:tab/><text:tab/>1891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Alliance isra<text:span text:style-name="T2">é</text:span><text:span text:style-name="T3">lite universelle</text:span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5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Letterhead]</text:p>
      <text:p text:style-name="P5">S. MORAIS,/</text:p>
      <text:p text:style-name="P5">546 N. Fifth St./</text:p>
      <text:p text:style-name="P6">Philadelphia,/</text:p>
      <text:p text:style-name="P6"/>
      <text:p text:style-name="P5">[Front Cover]</text:p>
      <text:p text:style-name="P6">March 91/</text:p>
      <text:p text:style-name="P7">A few remarks on the Alliance/</text:p>
      <text:p text:style-name="P7"/>
      <text:p text:style-name="P5">[Page 1]</text:p>
      <text:p text:style-name="P5">Among our public spirited brethren of France, who/ responded to the call of humane Judaism in 1860,/ there was an eminent lawyer that Providence has/ spared to this day. <text:s/>Narcisse Leven signed the/ <text:span text:style-name="T4">call which summoned</text:span><text:span text:style-name="T6"> first appeal that urged upon our people in countries of/ either complete or partial freedom, to practically/ show their coreligionists in oppression fraternal/ </text:span><text:span text:style-name="T4">aid</text:span><text:span text:style-name="T6"> commiseration. <text:s/>Since then, many of that Frenchman's/ colleagues have bone to their lasting home, but/ the cause which they warmly espoused exists still,/ and </text:span><text:span text:style-name="T4">appeals to our noblest instincts.</text:span><text:span text:style-name="T6"> claims our united exertions. <text:s/>The original motive/ that </text:span><text:span text:style-name="T4">gave it origin is not precisely what</text:span><text:span text:style-name="T6"> prompted a noble host to band together over three decades of years ago, is not precisely the same as what de-/-mands our </text:span><text:span text:style-name="T4">vigilance</text:span><text:span text:style-name="T6"> watchfulness at present. <text:s/>The Pope could not/ reenact now the part of his predecessor in the/ Vatican. <text:s/>He could not sanction the abduction/ of a Jewish child </text:span><text:span text:style-name="T4">to</text:span><text:span text:style-name="T6"> and insist that the lad be raised in the Catholic church,/ despite the remonstrances and protest of civilization. <text:s/>Yet, we know of/ millions on whose heads hangs </text:span><text:soft-page-break/><text:span text:style-name="T6">the sword of Damo-/-cles, simply because of </text:span><text:span text:style-name="T4">our</text:span><text:span text:style-name="T6"> the faith which we profess./</text:span></text:p>
      <text:p text:style-name="P5"><text:span text:style-name="T6"/></text:p>
      <text:p text:style-name="P5"><text:span text:style-name="T6">[Page 2]</text:span></text:p>
      <text:p text:style-name="P5"><text:span text:style-name="T6"><text:tab/>In a circular, which I, like several others, received/ </text:span><text:span text:style-name="T4">three</text:span><text:span text:style-name="T6"> four weeks ago, Mr Leven, one of the few survivors/ of </text:span><text:span text:style-name="T4">a band</text:span><text:span text:style-name="T6"> the original league of zealous laborers, appeals for assistance/ towards carrying out the self-imposed task of the/ Universal Israelitish Alliance. <text:s/></text:span><text:span text:style-name="T4">It</text:span><text:span text:style-name="T6"> The organization cannot break/ off the bands of wickedness and send Russian slaves/ free, but it strives with might and main to seek/ outlets for the imprisoned. <text:s/>When found, the agencies/ of </text:span><text:span text:style-name="T4">deliverance</text:span><text:span text:style-name="T6"> redemption are set to work. <text:s/>For, whereas formerly/ the Alliance </text:span><text:span text:style-name="T4">closely watched</text:span><text:span text:style-name="T6"> kept sentry over the civil and politi-/-cal interest of Hebrews, trying to hold in check ini-/-mical attacks, now it </text:span><text:span text:style-name="T4">has found</text:span><text:span text:style-name="T6"> deems it imperative to/ centre[sic!] its forces almost exclusively on the labors of/ education. <text:s/>It hopes to </text:span><text:span text:style-name="T4">redeem</text:span><text:span text:style-name="T6"> save Israel by means/ of wide culture, which must eventually challenge/ respect and secure the recognition of inborn rights./ <text:s/>About ten thousand boys and girls receive tuition/ under its auspices in very many cities of the old/ world </text:span><text:span text:style-name="T4">and they</text:span><text:span text:style-name="T6"> where learning was ostracised[sic!]. <text:s/>Those youths of ours, form the nucleus of a host of/ missionaries, that will spread further the belief/ in self-reliance and self-elevation. <text:s/>In the circular, issued/ on behalf of the central Committee at Paris,/</text:span></text:p>
      <text:p text:style-name="P5"><text:span text:style-name="T6"/></text:p>
      <text:p text:style-name="P5"><text:span text:style-name="T6">[Page 3]</text:span></text:p>
      <text:p text:style-name="P5"><text:span text:style-name="T6">Mr Leven recapitulates what the organization has/ accomplished with a limited </text:span><text:span text:style-name="T4">means</text:span><text:span text:style-name="T6"> revenue, and argues to/ prove that a larger </text:span><text:span text:style-name="T4">capital</text:span><text:span text:style-name="T6"> income would extend the/ benefit of a knowledge, which has already made of a con-/siderable number of our people in a state of degra-/-dation, useful farmers, mechanics, professors and/ law abiding members of society. <text:s/>I feel a/ degree of pardonable </text:span><text:span text:style-name="T4">degree of</text:span><text:span text:style-name="T6"> pride </text:span><text:span text:style-name="T4">in</text:span><text:span text:style-name="T6"> because of the fact that the/ Jewish community of Philadelphia, notwithstanding/ its local needs ever on the increase, realized at/ once that solidarity, which ignoring geographical/ lines, renders Israelites a </text:span><text:span text:style-name="T4">comp</text:span><text:span text:style-name="T6"> indissoluble unit, </text:span><text:span text:style-name="T4">nothwithstanding</text:span><text:span text:style-name="T6"> [?] of a wide/ spread dispersion. <text:s/>Like in France </text:span><text:span text:style-name="T4">he</text:span><text:span text:style-name="T6"> here also we have met with/ losses which were not replaced. <text:s/>Our Branch/ of the Alliance--first and foremost on this side of/ the Atlantic, in aid</text:span><text:span text:style-name="T4">ing</text:span><text:span text:style-name="T6"> our coreligionists </text:span><text:span text:style-name="T4">of France</text:span><text:span text:style-name="T6">/ in their humanizing efforts, saw the removal/ from our city of several of its contributors, and in/ too many instances their departure from earth./</text:span></text:p>
      <text:p text:style-name="P5"><text:span text:style-name="T6"/></text:p>
      <text:p text:style-name="P5"><text:span text:style-name="T6">[Page 4]</text:span></text:p>
      <text:p text:style-name="P5"><text:span text:style-name="T6">Nevertheless, I experienced the melancholy satis-/-faction of replying to Mr Leven, on the autho-/-rity of Miss Emily Phillips, that her never to/ be forgotten sister Ellen did not leave the world,/ without sending the Alliance a farewell which/ will entitle the dear deceased to a bright page/ in the history of the Association. <text:s/>+ "May the/ memory of the righteous one be blessed." <text:s/>But/ my brethren, Purim is supremely the season of brotherly greetings,/ &amp; that joyful festivity now fast approaching ought to be signalized/ by donations which will gladden the parent/ association in France. <text:s/>Mr Leven/ feels confident that his written appeal support-/-ed by my personal pleading will augment the/ funds to be hallowed to the cause of learning and/ civilization. <text:s/>He writes </text:span><text:span text:style-name="T4">on</text:span><text:span text:style-name="T6"> so upon this subject: </text:span><text:span text:style-name="T4">thus:</text:span><text:span text:style-name="T6"> </text:span><text:span text:style-name="T7">Ø</text:span><text:span text:style-name="T8">/ </text:span></text:p>
      <text:p text:style-name="P5"><text:span text:style-name="T8"><text:tab/>+ In acknowledging receipt/ of my communication of the 18th of February Mr Leven pays a merited tribute/ to the noble minded departed, adding the following: "We/ knew already that the lamented Jewess took a lively part/ in words of beneficence in your city; at various intervals/ she and other members of her family gave the Alliance/</text:span></text:p>
      <text:p text:style-name="P5"><text:span text:style-name="T8"/></text:p>
      <text:p text:style-name="P5"><text:span text:style-name="T8">[Page 5]</text:span></text:p>
      <text:p text:style-name="P5"><text:span text:style-name="T8">tokens of sympathy. <text:s/>"And we who knew her character/ best, </text:span><text:span text:style-name="T5">may</text:span><text:span text:style-name="T8"> can exclaim scripturally:/ </text:span><text:span text:style-name="T7">Ø</text:span><text:span text:style-name="T8"> "I am particularly thankful for the valuable/ cooperation which you are pleased to lend our asso-/-ciation, and I cherish the conviction that your/ words on Purim in favor of the Alliance will/ </text:span><text:span text:style-name="T5">find</text:span><text:span text:style-name="T8"> strike a responsive chord among its Phila-/-delphia friends." <text:s/>May I express a fond/ wish that the latter will multiply </text:span><text:soft-page-break/><text:span text:style-name="T8">tenfold? <text:s/>The/ annual contribution to the parent organization is so/ small, that an effort to cause the list of sub-/-scribers to swell, would be comparatively easy./ <text:s/>Let me solicit that exertion from my hearers, and likewise, upon/ this Sabbath, their gifts </text:span><text:span text:style-name="T5">of my hearers</text:span><text:span text:style-name="T8"> and those of my/ Philadelphia coreligionists, promoting </text:span><text:span text:style-name="T5">of</text:span><text:span text:style-name="T8"> the cause/ of education, and hence of moral exaltation and/ freedom among the myriads of Israel, for whose/ sake schools of industry and general </text:span><text:span text:style-name="T5">knowledge</text:span><text:span text:style-name="T8"> instructions are/ set up far and wide by the Universal Israelitish/ Alliance./</text:span></text:p>
      <text:p text:style-name="P5"><text:span text:style-name="T8"><text:tab/>In the absence of a treasurer, I will take charge of/ donations and hand them to the President of our Branch,/ and have them acknowledged in </text:span><text:span text:style-name="T9">the Jewish Exponent</text:span><text:span text:style-name="T10">./</text:span></text:p>
      <text:p text:style-name="P5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8-27T12:08:07.93</meta:creation-date>
    <dc:date>2012-08-27T13:12:58.47</dc:date>
    <dc:creator>Penn Libraries</dc:creator>
    <meta:editing-duration>PT00H04M09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4" meta:paragraph-count="79" meta:word-count="1130" meta:character-count="7251"/>
  </office:meta>
</office:document-meta>
</file>